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1b57f" officeooo:paragraph-rsid="0011b5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de Viabilidade – W.I.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1:01:08.470933081</meta:creation-date>
    <dc:date>2017-08-30T11:01:57.985496404</dc:date>
    <meta:editing-duration>PT49S</meta:editing-duration>
    <meta:editing-cycles>1</meta:editing-cycles>
    <meta:document-statistic meta:table-count="0" meta:image-count="0" meta:object-count="0" meta:page-count="1" meta:paragraph-count="1" meta:word-count="4" meta:character-count="33" meta:non-whitespace-character-count="29"/>
    <meta:generator>LibreOffice/5.1.6.2$Linux_X86_64 LibreOffice_project/10m0$Build-2</meta:generator>
  </office:meta>
</office:document-meta>
</file>